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089acb" officeooo:paragraph-rsid="00089acb" style:font-size-asian="14pt" style:font-size-complex="14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18aa38" officeooo:paragraph-rsid="0006cf01" style:font-size-asian="14pt" style:font-size-complex="14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0c93bb" officeooo:paragraph-rsid="000c93bb" style:font-size-asian="14pt" style:font-size-complex="14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089acb" style:font-size-asian="10pt" style:font-size-complex="10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0fdd32" style:font-size-asian="10pt" style:font-size-complex="10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1175ae" style:font-size-asian="10pt" style:font-size-complex="10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287cc2" style:font-size-asian="10pt" style:font-size-complex="10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89acb" style:font-size-asian="10pt" style:font-size-complex="10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90c53" style:font-size-asian="10pt" style:font-size-complex="10pt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fdd32" style:font-size-asian="10pt" style:font-size-complex="10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1c686b" style:font-size-asian="10pt" style:font-size-complex="10pt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0fdd32" style:font-size-asian="10pt" style:font-size-complex="10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1cec6a" style:font-size-asian="10pt" style:font-size-complex="10pt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2ad3ab" style:font-size-asian="10pt" style:font-size-complex="10pt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089acb" style:font-size-asian="10pt" style:font-size-complex="10pt"/>
    </style:style>
    <style:style style:name="P1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a8be4" officeooo:paragraph-rsid="006f1c6f" style:font-size-asian="10pt" style:font-size-complex="10pt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Arial1" fo:font-size="10pt" officeooo:rsid="0015938f" officeooo:paragraph-rsid="0015938f" style:font-size-asian="10pt" style:font-size-complex="10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Arial1" fo:font-size="10pt" officeooo:rsid="0016e8d2" officeooo:paragraph-rsid="001c686b" style:font-size-asian="10pt" style:font-size-complex="10pt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Arial1" fo:font-size="10pt" officeooo:rsid="0016e8d2" officeooo:paragraph-rsid="001cec6a" style:font-size-asian="10pt" style:font-size-complex="10pt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1c686b" style:font-size-asian="10pt" style:font-size-complex="10pt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1c686b" style:font-size-asian="10pt" style:font-size-complex="10pt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1cec6a" style:font-size-asian="10pt" style:font-size-complex="10pt"/>
    </style:style>
    <style:style style:name="P23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1fd4af" style:font-size-asian="10pt" style:font-size-complex="10pt"/>
    </style:style>
    <style:style style:name="P24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1fd4af" style:font-size-asian="10pt" style:font-size-complex="10pt"/>
    </style:style>
    <style:style style:name="P25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287cc2" style:font-size-asian="10pt" style:font-size-complex="10pt"/>
    </style:style>
    <style:style style:name="P2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2ad3ab" style:font-size-asian="10pt" style:font-size-complex="10pt"/>
    </style:style>
    <style:style style:name="P2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1e73de" style:font-size-asian="10pt" style:font-size-complex="10pt"/>
    </style:style>
    <style:style style:name="P2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6d20ed" style:font-size-asian="10pt" style:font-size-complex="10pt"/>
    </style:style>
    <style:style style:name="P29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287cc2" officeooo:paragraph-rsid="00287cc2" style:font-size-asian="10pt" style:font-size-complex="10pt"/>
    </style:style>
    <style:style style:name="P3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47c4e7" officeooo:paragraph-rsid="0071740e" style:font-size-asian="10pt" style:font-size-complex="10pt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4967cf" officeooo:paragraph-rsid="0071740e" style:font-size-asian="10pt" style:font-size-complex="10pt"/>
    </style:style>
    <style:style style:name="P3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4c80dd" officeooo:paragraph-rsid="0071740e" style:font-size-asian="10pt" style:font-size-complex="10pt"/>
    </style:style>
    <style:style style:name="P33" style:family="paragraph" style:parent-style-name="Standard">
      <style:paragraph-properties fo:line-height="100%" fo:text-align="justify" style:justify-single-word="false"/>
      <style:text-properties style:font-name="Arial1" fo:font-size="10pt" officeooo:rsid="00090c53" officeooo:paragraph-rsid="0071740e" style:font-size-asian="10pt" style:font-size-complex="10pt"/>
    </style:style>
    <style:style style:name="P3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3fffa5" officeooo:paragraph-rsid="0071740e" style:font-size-asian="10pt" style:font-size-complex="10pt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Arial1" fo:font-size="10pt" officeooo:rsid="003fffa5" officeooo:paragraph-rsid="00089acb" style:font-size-asian="10pt" style:font-size-complex="10pt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426a4e" officeooo:paragraph-rsid="0071740e" style:font-size-asian="10pt" style:font-size-complex="10pt"/>
    </style:style>
    <style:style style:name="P3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4ae779" officeooo:paragraph-rsid="007231e4" style:font-size-asian="10pt" style:font-size-complex="10pt"/>
    </style:style>
    <style:style style:name="P38" style:family="paragraph" style:parent-style-name="Standard">
      <style:paragraph-properties fo:line-height="100%" fo:text-align="justify" style:justify-single-word="false"/>
      <style:text-properties style:font-name="Arial1" fo:font-size="10pt" officeooo:rsid="0074fa9b" officeooo:paragraph-rsid="0074fa9b" style:font-size-asian="10pt" style:font-size-complex="10pt"/>
    </style:style>
    <style:style style:name="P3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76ebbd" officeooo:paragraph-rsid="0076ebbd" style:font-size-asian="10pt" style:font-size-complex="10pt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Arial1" fo:font-size="10pt" officeooo:paragraph-rsid="00089acb" style:font-size-asian="8.75pt" style:font-size-complex="10pt"/>
    </style:style>
    <style:style style:name="P41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style:font-name="Arial1" fo:font-size="10pt" fo:font-style="italic" officeooo:rsid="00134924" officeooo:paragraph-rsid="0012d554" style:font-size-asian="10pt" style:font-style-asian="italic" style:font-size-complex="10pt" style:font-style-complex="italic"/>
    </style:style>
    <style:style style:name="P42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style:font-name="Arial1" fo:font-size="10pt" fo:font-style="italic" officeooo:rsid="00148440" officeooo:paragraph-rsid="0012d554" style:font-size-asian="10pt" style:font-style-asian="italic" style:font-size-complex="10pt" style:font-style-complex="italic"/>
    </style:style>
    <style:style style:name="P43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style:font-name="Arial1" fo:font-size="10pt" fo:font-style="italic" officeooo:rsid="0025d056" officeooo:paragraph-rsid="0025d056" style:font-size-asian="10pt" style:font-style-asian="italic" style:font-size-complex="10pt" style:font-style-complex="italic"/>
    </style:style>
    <style:style style:name="P4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font-weight="normal" officeooo:rsid="00177b34" officeooo:paragraph-rsid="006f1c6f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1cec6a" fo:background-color="#ffff00" style:font-size-asian="10pt" style:font-size-complex="10pt"/>
    </style:style>
    <style:style style:name="P46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1e73de" fo:background-color="#ffff00" style:font-size-asian="10pt" style:font-size-complex="10pt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Arial1" fo:font-size="10pt" officeooo:rsid="0016e8d2" officeooo:paragraph-rsid="001cec6a" fo:background-color="#ffff00" style:font-size-asian="10pt" style:font-size-complex="10pt"/>
    </style:style>
    <style:style style:name="P48" style:family="paragraph" style:parent-style-name="Standard">
      <style:paragraph-properties fo:line-height="100%" fo:text-align="justify" style:justify-single-word="false"/>
      <style:text-properties style:font-name="Arial1" fo:font-size="10pt" officeooo:rsid="0016e8d2" officeooo:paragraph-rsid="001e73de" fo:background-color="#ffff00" style:font-size-asian="10pt" style:font-size-complex="10pt"/>
    </style:style>
    <style:style style:name="P49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1cec6a" fo:background-color="#ffff00" style:font-size-asian="10pt" style:font-size-complex="10pt"/>
    </style:style>
    <style:style style:name="P5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1cec6a" fo:background-color="#ffff00" style:font-size-asian="10pt" style:font-size-complex="10pt"/>
    </style:style>
    <style:style style:name="P51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1e73de" fo:background-color="#ffff00" style:font-size-asian="10pt" style:font-size-complex="10pt"/>
    </style:style>
    <style:style style:name="P52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089acb" fo:background-color="#ffff00" style:font-size-asian="10pt" style:font-size-complex="10pt"/>
    </style:style>
    <style:style style:name="P53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1175ae" fo:background-color="#ffff00" style:font-size-asian="10pt" style:font-size-complex="10pt"/>
    </style:style>
    <style:style style:name="P54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089acb" style:font-size-asian="12pt" style:font-size-complex="12pt"/>
    </style:style>
    <style:style style:name="P55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0fdd32" style:font-size-asian="12pt" style:font-size-complex="12pt"/>
    </style:style>
    <style:style style:name="P56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1fd4af" style:font-size-asian="12pt" style:font-size-complex="12pt"/>
    </style:style>
    <style:style style:name="P57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2293aa" style:font-size-asian="12pt" style:font-size-complex="12pt"/>
    </style:style>
    <style:style style:name="P58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287cc2" style:font-size-asian="12pt" style:font-size-complex="12pt"/>
    </style:style>
    <style:style style:name="P59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2ad3ab" style:font-size-asian="12pt" style:font-size-complex="12pt"/>
    </style:style>
    <style:style style:name="P60" style:family="paragraph" style:parent-style-name="Standard">
      <style:paragraph-properties fo:line-height="100%" fo:text-align="justify" style:justify-single-word="false"/>
      <style:text-properties style:font-name="Arial1" fo:font-size="12pt" officeooo:rsid="001b62c9" officeooo:paragraph-rsid="00089acb" style:font-size-asian="12pt" style:font-size-complex="12pt"/>
    </style:style>
    <style:style style:name="P61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089acb" fo:background-color="#ffff00" style:font-size-asian="12pt" style:font-size-complex="12pt"/>
    </style:style>
    <style:style style:name="P62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1175ae" fo:background-color="#ffff00" style:font-size-asian="12pt" style:font-size-complex="12pt"/>
    </style:style>
    <style:style style:name="P63" style:family="paragraph" style:parent-style-name="Standard">
      <style:paragraph-properties fo:line-height="100%" fo:text-align="center" style:justify-single-word="false"/>
      <style:text-properties style:font-name="Arial1" fo:font-size="18pt" fo:font-weight="bold" officeooo:rsid="000a7db1" officeooo:paragraph-rsid="000a7db1" style:font-size-asian="18pt" style:font-weight-asian="bold" style:font-size-complex="18pt" style:font-weight-complex="bold"/>
    </style:style>
    <style:style style:name="P6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0pt" officeooo:paragraph-rsid="006d20ed" style:font-size-asian="10pt" style:font-size-complex="10pt"/>
    </style:style>
    <style:style style:name="P65" style:family="paragraph" style:parent-style-name="Standard" style:list-style-name="L1">
      <style:paragraph-properties fo:line-height="100%" fo:text-align="justify" style:justify-single-word="false"/>
      <style:text-properties style:font-name="Arial1" fo:font-size="12pt" officeooo:rsid="001b62c9" officeooo:paragraph-rsid="00089acb" style:font-size-asian="12pt" style:font-size-complex="12pt"/>
    </style:style>
    <style:style style:name="P66" style:family="paragraph" style:parent-style-name="Standard" style:list-style-name="L1">
      <style:paragraph-properties fo:line-height="100%" fo:text-align="justify" style:justify-single-word="false"/>
      <style:text-properties style:font-name="Arial1" fo:font-size="12pt" officeooo:rsid="00121043" officeooo:paragraph-rsid="00089acb" style:font-size-asian="12pt" style:font-size-complex="12pt"/>
    </style:style>
    <style:style style:name="P67" style:family="paragraph" style:parent-style-name="Standard" style:list-style-name="L3">
      <style:paragraph-properties fo:line-height="100%" fo:text-align="justify" style:justify-single-word="false"/>
      <style:text-properties style:font-name="Arial1" fo:font-size="10pt" officeooo:rsid="00361d8f" officeooo:paragraph-rsid="006d20ed" style:font-size-asian="10pt" style:font-size-complex="10pt"/>
    </style:style>
    <style:style style:name="P68" style:family="paragraph" style:parent-style-name="Standard" style:list-style-name="L3">
      <style:paragraph-properties fo:line-height="100%" fo:text-align="justify" style:justify-single-word="false"/>
      <style:text-properties style:font-name="Arial1" fo:font-size="10pt" officeooo:rsid="00396a08" officeooo:paragraph-rsid="006d20ed" style:font-size-asian="10pt" style:font-size-complex="10pt"/>
    </style:style>
    <style:style style:name="P69" style:family="paragraph" style:parent-style-name="Standard" style:list-style-name="L4">
      <style:paragraph-properties fo:line-height="100%" fo:text-align="justify" style:justify-single-word="false"/>
      <style:text-properties style:font-name="Arial1" fo:font-size="10pt" officeooo:rsid="003e07d6" officeooo:paragraph-rsid="0071740e" style:font-size-asian="10pt" style:font-size-complex="10pt"/>
    </style:style>
    <style:style style:name="P7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46eccb" officeooo:paragraph-rsid="0071740e" style:font-size-asian="10pt" style:font-size-complex="10pt"/>
    </style:style>
    <style:style style:name="P71" style:family="paragraph" style:parent-style-name="Standard" style:list-style-name="L5">
      <style:paragraph-properties fo:line-height="100%" fo:text-align="justify" style:justify-single-word="false"/>
      <style:text-properties style:font-name="Arial1" fo:font-size="10pt" officeooo:rsid="00459ea3" officeooo:paragraph-rsid="0071740e" style:font-size-asian="10pt" style:font-size-complex="10pt"/>
    </style:style>
    <style:style style:name="P72" style:family="paragraph" style:parent-style-name="Standard" style:list-style-name="L5">
      <style:paragraph-properties fo:line-height="100%" fo:text-align="justify" style:justify-single-word="false"/>
      <style:text-properties style:font-name="Arial1" fo:font-size="10pt" officeooo:rsid="0071740e" officeooo:paragraph-rsid="0071740e" style:font-size-asian="10pt" style:font-size-complex="10pt"/>
    </style:style>
    <style:style style:name="P73" style:family="paragraph" style:parent-style-name="Standard" style:list-style-name="L6">
      <style:paragraph-properties fo:line-height="100%" fo:text-align="justify" style:justify-single-word="false"/>
      <style:text-properties style:font-name="Arial1" fo:font-size="10pt" officeooo:rsid="00177b34" officeooo:paragraph-rsid="007231e4" style:font-size-asian="10pt" style:font-size-complex="10pt"/>
    </style:style>
    <style:style style:name="P74" style:family="paragraph" style:parent-style-name="Standard" style:list-style-name="L8">
      <style:paragraph-properties fo:line-height="100%" fo:text-align="justify" style:justify-single-word="false"/>
      <style:text-properties style:font-name="Arial1" fo:font-size="10pt" officeooo:rsid="00177b34" officeooo:paragraph-rsid="001c686b" style:font-size-asian="10pt" style:font-size-complex="10pt"/>
    </style:style>
    <style:style style:name="P75" style:family="paragraph" style:parent-style-name="Standard" style:list-style-name="L8">
      <style:paragraph-properties fo:line-height="100%" fo:text-align="justify" style:justify-single-word="false"/>
      <style:text-properties style:font-name="Arial1" fo:font-size="10pt" officeooo:rsid="00177b34" officeooo:paragraph-rsid="002ad3ab" style:font-size-asian="10pt" style:font-size-complex="10pt"/>
    </style:style>
    <style:style style:name="P76" style:family="paragraph" style:parent-style-name="Standard" style:list-style-name="L8">
      <style:paragraph-properties fo:line-height="100%" fo:text-align="justify" style:justify-single-word="false"/>
      <style:text-properties style:font-name="Arial1" fo:font-size="10pt" officeooo:rsid="00177b34" officeooo:paragraph-rsid="001cec6a" style:font-size-asian="10pt" style:font-size-complex="10pt"/>
    </style:style>
    <style:style style:name="P77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1c686b" style:font-size-asian="10pt" style:font-size-complex="10pt"/>
    </style:style>
    <style:style style:name="P7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792682" style:font-size-asian="10pt" style:font-size-complex="10pt"/>
    </style:style>
    <style:style style:name="P7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7d54cb" style:font-size-asian="10pt" style:font-size-complex="10pt"/>
    </style:style>
    <style:style style:name="P8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806e83" style:font-size-asian="10pt" style:font-size-complex="10pt"/>
    </style:style>
    <style:style style:name="P81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6605e7" style:font-size-asian="10pt" style:font-size-complex="10pt"/>
    </style:style>
    <style:style style:name="P8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80e4e8" style:font-size-asian="10pt" style:font-size-complex="10pt"/>
    </style:style>
    <style:style style:name="P83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80e4e8" style:font-size-asian="10pt" style:font-size-complex="10pt"/>
    </style:style>
    <style:style style:name="P8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2293aa" style:font-size-asian="10pt" style:font-size-complex="10pt"/>
    </style:style>
    <style:style style:name="P85" style:family="paragraph" style:parent-style-name="Standard" style:list-style-name="L7">
      <style:paragraph-properties fo:line-height="100%" fo:text-align="justify" style:justify-single-word="false"/>
      <style:text-properties style:font-name="Arial1" fo:font-size="10pt" officeooo:rsid="0016e8d2" officeooo:paragraph-rsid="0074fa9b" style:font-size-asian="10pt" style:font-size-complex="10pt"/>
    </style:style>
    <style:style style:name="P86" style:family="paragraph" style:parent-style-name="Standard" style:list-style-name="L8">
      <style:paragraph-properties fo:line-height="100%" fo:text-align="justify" style:justify-single-word="false"/>
      <style:text-properties style:font-name="Arial1" fo:font-size="10pt" officeooo:rsid="0016e8d2" officeooo:paragraph-rsid="001c686b" style:font-size-asian="10pt" style:font-size-complex="10pt"/>
    </style:style>
    <style:style style:name="P87" style:family="paragraph" style:parent-style-name="Standard" style:list-style-name="L8">
      <style:paragraph-properties fo:line-height="100%" fo:text-align="justify" style:justify-single-word="false"/>
      <style:text-properties style:font-name="Arial1" fo:font-size="10pt" officeooo:rsid="0016e8d2" officeooo:paragraph-rsid="001cec6a" style:font-size-asian="10pt" style:font-size-complex="10pt"/>
    </style:style>
    <style:style style:name="P88" style:family="paragraph" style:parent-style-name="Standard" style:list-style-name="L7">
      <style:paragraph-properties fo:line-height="100%" fo:text-align="justify" style:justify-single-word="false"/>
      <style:text-properties style:font-name="Arial1" fo:font-size="10pt" officeooo:rsid="004e9e3a" officeooo:paragraph-rsid="0076ebbd" style:font-size-asian="10pt" style:font-size-complex="10pt"/>
    </style:style>
    <style:style style:name="P89" style:family="paragraph" style:parent-style-name="Standard" style:list-style-name="L7">
      <style:paragraph-properties fo:line-height="100%" fo:text-align="justify" style:justify-single-word="false"/>
      <style:text-properties style:font-name="Arial1" fo:font-size="10pt" officeooo:rsid="00520eca" officeooo:paragraph-rsid="0074fa9b" style:font-size-asian="10pt" style:font-size-complex="10pt"/>
    </style:style>
    <style:style style:name="P90" style:family="paragraph" style:parent-style-name="Standard" style:list-style-name="L8">
      <style:paragraph-properties fo:line-height="100%" fo:text-align="justify" style:justify-single-word="false"/>
      <style:text-properties style:font-name="Arial1" fo:font-size="10pt" officeooo:rsid="0058db26" officeooo:paragraph-rsid="0058db26" style:font-size-asian="10pt" style:font-size-complex="10pt"/>
    </style:style>
    <style:style style:name="P91" style:family="paragraph" style:parent-style-name="Standard" style:list-style-name="L8">
      <style:paragraph-properties fo:line-height="100%" fo:text-align="justify" style:justify-single-word="false"/>
      <style:text-properties style:font-name="Arial1" fo:font-size="10pt" officeooo:rsid="00592e75" officeooo:paragraph-rsid="00592e75" style:font-size-asian="10pt" style:font-size-complex="10pt"/>
    </style:style>
    <style:style style:name="P92" style:family="paragraph" style:parent-style-name="Standard" style:list-style-name="L10">
      <style:paragraph-properties fo:line-height="100%" fo:text-align="justify" style:justify-single-word="false"/>
      <style:text-properties style:font-name="Arial1" fo:font-size="10pt" officeooo:rsid="006967b9" officeooo:paragraph-rsid="006967b9" style:font-size-asian="10pt" style:font-size-complex="10pt"/>
    </style:style>
    <style:style style:name="P93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1c686b" style:font-size-asian="10pt" style:font-size-complex="10pt"/>
    </style:style>
    <style:style style:name="P94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089acb" style:font-size-asian="10pt" style:font-size-complex="10pt"/>
    </style:style>
    <style:style style:name="P9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b003d" officeooo:paragraph-rsid="001cec6a" style:font-size-asian="10pt" style:font-size-complex="10pt"/>
    </style:style>
    <style:style style:name="P96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287cc2" style:font-size-asian="10pt" style:font-size-complex="10pt"/>
    </style:style>
    <style:style style:name="P9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5b11e4" officeooo:paragraph-rsid="00806e83" style:font-size-asian="10pt" style:font-size-complex="10pt"/>
    </style:style>
    <style:style style:name="P9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5b11e4" officeooo:paragraph-rsid="0080e4e8" style:font-size-asian="10pt" style:font-size-complex="10pt"/>
    </style:style>
    <style:style style:name="P99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71740e" style:font-size-asian="10pt" style:font-size-complex="10pt"/>
    </style:style>
    <style:style style:name="P10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4c80dd" officeooo:paragraph-rsid="0071740e" style:font-size-asian="10pt" style:font-size-complex="10pt"/>
    </style:style>
    <style:style style:name="P101" style:family="paragraph" style:parent-style-name="Standard" style:list-style-name="L4">
      <style:paragraph-properties fo:line-height="100%" fo:text-align="justify" style:justify-single-word="false"/>
      <style:text-properties style:font-name="Arial1" fo:font-size="10pt" fo:font-weight="normal" officeooo:rsid="00177b34" officeooo:paragraph-rsid="006f1c6f" style:font-size-asian="10pt" style:font-weight-asian="normal" style:font-size-complex="10pt" style:font-weight-complex="normal"/>
    </style:style>
    <style:style style:name="P102" style:family="paragraph" style:parent-style-name="Standard" style:list-style-name="L4">
      <style:paragraph-properties fo:line-height="100%" fo:text-align="justify" style:justify-single-word="false"/>
      <style:text-properties style:font-name="Arial1" fo:font-size="10pt" fo:font-weight="normal" officeooo:rsid="00177b34" officeooo:paragraph-rsid="006f7d22" style:font-size-asian="10pt" style:font-weight-asian="normal" style:font-size-complex="10pt" style:font-weight-complex="normal"/>
    </style:style>
    <style:style style:name="P103" style:family="paragraph" style:parent-style-name="Standard" style:list-style-name="L4">
      <style:paragraph-properties fo:line-height="100%" fo:text-align="justify" style:justify-single-word="false"/>
      <style:text-properties style:font-name="Arial1" fo:font-size="10pt" fo:font-weight="normal" officeooo:rsid="0041d5ce" officeooo:paragraph-rsid="006f1c6f" style:font-size-asian="10pt" style:font-weight-asian="normal" style:font-size-complex="10pt" style:font-weight-complex="normal"/>
    </style:style>
    <style:style style:name="P104" style:family="paragraph" style:parent-style-name="Standard" style:list-style-name="L13">
      <style:paragraph-properties fo:line-height="100%" fo:text-align="justify" style:justify-single-word="false"/>
      <style:text-properties style:font-name="Arial1" fo:font-size="10pt" fo:font-weight="normal" officeooo:rsid="0052edf2" officeooo:paragraph-rsid="00792682" style:font-size-asian="10pt" style:font-weight-asian="normal" style:font-size-complex="10pt" style:font-weight-complex="normal"/>
    </style:style>
    <style:style style:name="P105" style:family="paragraph" style:parent-style-name="Standard" style:list-style-name="L9">
      <style:paragraph-properties fo:line-height="100%" fo:text-align="justify" style:justify-single-word="false"/>
      <style:text-properties style:font-name="Arial1" fo:font-size="10pt" fo:font-style="italic" officeooo:rsid="0025d056" officeooo:paragraph-rsid="0025d056" style:font-size-asian="10pt" style:font-style-asian="italic" style:font-size-complex="10pt" style:font-style-complex="italic"/>
    </style:style>
    <style:style style:name="P106" style:family="paragraph" style:parent-style-name="Standard" style:list-style-name="L8">
      <style:paragraph-properties fo:line-height="100%" fo:text-align="justify" style:justify-single-word="false"/>
      <style:text-properties style:font-name="Arial1" fo:font-size="10pt" officeooo:rsid="0016e8d2" officeooo:paragraph-rsid="001cec6a" fo:background-color="#ffff00" style:font-size-asian="10pt" style:font-size-complex="10pt"/>
    </style:style>
    <style:style style:name="P107" style:family="paragraph" style:parent-style-name="Standard" style:list-style-name="L8">
      <style:paragraph-properties fo:line-height="100%" fo:text-align="justify" style:justify-single-word="false"/>
      <style:text-properties style:font-name="Arial1" fo:font-size="10pt" officeooo:rsid="0016e8d2" officeooo:paragraph-rsid="001e73de" fo:background-color="#ffff00" style:font-size-asian="10pt" style:font-size-complex="10pt"/>
    </style:style>
    <style:style style:name="P108" style:family="paragraph" style:parent-style-name="Standard" style:list-style-name="L8">
      <style:paragraph-properties fo:line-height="100%" fo:text-align="justify" style:justify-single-word="false"/>
      <style:text-properties style:font-name="Arial1" fo:font-size="10pt" officeooo:rsid="00177b34" officeooo:paragraph-rsid="001cec6a" fo:background-color="#ffff00" style:font-size-asian="10pt" style:font-size-complex="10pt"/>
    </style:style>
    <style:style style:name="P109" style:family="paragraph" style:parent-style-name="Standard" style:list-style-name="L8">
      <style:paragraph-properties fo:line-height="100%" fo:text-align="justify" style:justify-single-word="false"/>
      <style:text-properties style:font-name="Arial1" fo:font-size="10pt" officeooo:rsid="00177b34" officeooo:paragraph-rsid="001e73de" fo:background-color="#ffff00" style:font-size-asian="10pt" style:font-size-complex="10pt"/>
    </style:style>
    <style:style style:name="P110" style:family="paragraph" style:parent-style-name="Standard" style:list-style-name="L2">
      <style:paragraph-properties fo:line-height="100%" fo:text-align="justify" style:justify-single-word="false"/>
      <style:text-properties officeooo:paragraph-rsid="006d20ed"/>
    </style:style>
    <style:style style:name="P111" style:family="paragraph" style:parent-style-name="Standard" style:list-style-name="L12">
      <style:paragraph-properties fo:line-height="100%" fo:text-align="justify" style:justify-single-word="false"/>
      <style:text-properties officeooo:paragraph-rsid="00792682"/>
    </style:style>
    <style:style style:name="P112" style:family="paragraph" style:parent-style-name="Standard" style:list-style-name="L12">
      <style:paragraph-properties fo:line-height="100%" fo:text-align="justify" style:justify-single-word="false"/>
      <style:text-properties officeooo:paragraph-rsid="007fc463"/>
    </style:style>
    <style:style style:name="P113" style:family="paragraph" style:parent-style-name="Standard" style:list-style-name="L3">
      <style:paragraph-properties fo:line-height="100%" fo:text-align="justify" style:justify-single-word="false"/>
      <style:text-properties fo:font-size="10pt" officeooo:paragraph-rsid="006d20ed" style:font-size-asian="10pt" style:font-size-complex="10pt"/>
    </style:style>
    <style:style style:name="P114" style:family="paragraph" style:parent-style-name="Standard" style:list-style-name="L4">
      <style:paragraph-properties fo:line-height="100%" fo:text-align="justify" style:justify-single-word="false"/>
      <style:text-properties fo:font-size="10pt" officeooo:paragraph-rsid="006f7d22" style:font-size-asian="10pt" style:font-size-complex="10pt"/>
    </style:style>
    <style:style style:name="P115" style:family="paragraph" style:parent-style-name="Standard" style:list-style-name="L12">
      <style:paragraph-properties fo:line-height="100%" fo:text-align="justify" style:justify-single-word="false"/>
      <style:text-properties officeooo:rsid="007acbcc" officeooo:paragraph-rsid="007acbcc"/>
    </style:style>
    <style:style style:name="T1" style:family="text">
      <style:text-properties officeooo:rsid="000af265"/>
    </style:style>
    <style:style style:name="T2" style:family="text">
      <style:text-properties officeooo:rsid="000b7cdb"/>
    </style:style>
    <style:style style:name="T3" style:family="text">
      <style:text-properties officeooo:rsid="000c93bb"/>
    </style:style>
    <style:style style:name="T4" style:family="text">
      <style:text-properties officeooo:rsid="000f656f"/>
    </style:style>
    <style:style style:name="T5" style:family="text">
      <style:text-properties officeooo:rsid="000fdd32"/>
    </style:style>
    <style:style style:name="T6" style:family="text">
      <style:text-properties officeooo:rsid="00111772"/>
    </style:style>
    <style:style style:name="T7" style:family="text">
      <style:text-properties officeooo:rsid="001175ae"/>
    </style:style>
    <style:style style:name="T8" style:family="text">
      <style:text-properties officeooo:rsid="001fd4a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a0001" style:font-style-asian="italic" style:font-style-complex="italic"/>
    </style:style>
    <style:style style:name="T11" style:family="text">
      <style:text-properties fo:font-style="italic" officeooo:rsid="00527410" style:font-style-asian="italic" style:font-style-complex="italic"/>
    </style:style>
    <style:style style:name="T12" style:family="text">
      <style:text-properties officeooo:rsid="0026ae32"/>
    </style:style>
    <style:style style:name="T13" style:family="text">
      <style:text-properties officeooo:rsid="00287cc2"/>
    </style:style>
    <style:style style:name="T14" style:family="text">
      <style:text-properties officeooo:rsid="002ad3ab"/>
    </style:style>
    <style:style style:name="T15" style:family="text">
      <style:text-properties style:font-name="Arial1" officeooo:rsid="00177b34"/>
    </style:style>
    <style:style style:name="T16" style:family="text">
      <style:text-properties style:font-name="Arial1" officeooo:rsid="003506dc"/>
    </style:style>
    <style:style style:name="T17" style:family="text">
      <style:text-properties style:font-name="Arial1" officeooo:rsid="00355a2f"/>
    </style:style>
    <style:style style:name="T18" style:family="text">
      <style:text-properties style:font-name="Arial1" officeooo:rsid="0037196e"/>
    </style:style>
    <style:style style:name="T19" style:family="text">
      <style:text-properties style:font-name="Arial1" fo:font-weight="normal" officeooo:rsid="00177b34" style:font-weight-asian="normal" style:font-weight-complex="normal"/>
    </style:style>
    <style:style style:name="T20" style:family="text">
      <style:text-properties style:font-name="Arial1" fo:font-weight="normal" officeooo:rsid="003c083d" style:font-weight-asian="normal" style:font-weight-complex="normal"/>
    </style:style>
    <style:style style:name="T21" style:family="text">
      <style:text-properties style:font-name="Arial1" fo:font-weight="normal" officeooo:rsid="006f1c6f" style:font-weight-asian="normal" style:font-weight-complex="normal"/>
    </style:style>
    <style:style style:name="T22" style:family="text">
      <style:text-properties style:font-name="Arial1" fo:font-weight="normal" officeooo:rsid="006f7d22" style:font-weight-asian="normal" style:font-weight-complex="normal"/>
    </style:style>
    <style:style style:name="T23" style:family="text">
      <style:text-properties style:font-name="Arial1" fo:font-size="10pt" officeooo:rsid="00177b34" style:font-size-asian="10pt" style:font-size-complex="10pt"/>
    </style:style>
    <style:style style:name="T24" style:family="text">
      <style:text-properties style:font-name="Arial1" fo:font-size="10pt" officeooo:rsid="003506dc" style:font-size-asian="10pt" style:font-size-complex="10pt"/>
    </style:style>
    <style:style style:name="T25" style:family="text">
      <style:text-properties style:font-name="Arial1" fo:font-size="10pt" officeooo:rsid="00355a2f" style:font-size-asian="10pt" style:font-size-complex="10pt"/>
    </style:style>
    <style:style style:name="T26" style:family="text">
      <style:text-properties style:font-name="Arial1" fo:font-size="10pt" officeooo:rsid="006d20ed" style:font-size-asian="10pt" style:font-size-complex="10pt"/>
    </style:style>
    <style:style style:name="T27" style:family="text">
      <style:text-properties style:font-name="Arial1" fo:font-size="10pt" fo:font-weight="normal" officeooo:rsid="0052edf2" style:font-size-asian="10pt" style:font-weight-asian="normal" style:font-size-complex="10pt" style:font-weight-complex="normal"/>
    </style:style>
    <style:style style:name="T28" style:family="text">
      <style:text-properties style:font-name="Arial1" fo:font-size="10pt" fo:font-weight="normal" officeooo:rsid="007bffbe" style:font-size-asian="10pt" style:font-weight-asian="normal" style:font-size-complex="10pt" style:font-weight-complex="normal"/>
    </style:style>
    <style:style style:name="T29" style:family="text">
      <style:text-properties style:font-name="Arial1" fo:font-size="10pt" fo:font-weight="normal" officeooo:rsid="007c72ed" style:font-size-asian="10pt" style:font-weight-asian="normal" style:font-size-complex="10pt" style:font-weight-complex="normal"/>
    </style:style>
    <style:style style:name="T30" style:family="text">
      <style:text-properties style:font-name="Arial1" fo:font-size="10pt" fo:font-weight="normal" officeooo:rsid="007d54cb" style:font-size-asian="10pt" style:font-weight-asian="normal" style:font-size-complex="10pt" style:font-weight-complex="normal"/>
    </style:style>
    <style:style style:name="T31" style:family="text">
      <style:text-properties style:font-name="Arial1" fo:font-size="10pt" fo:font-weight="normal" officeooo:rsid="00538b6f" style:font-size-asian="10pt" style:font-weight-asian="normal" style:font-size-complex="10pt" style:font-weight-complex="normal"/>
    </style:style>
    <style:style style:name="T32" style:family="text">
      <style:text-properties style:font-name="Arial1" fo:font-size="10pt" fo:font-weight="normal" officeooo:rsid="007fc463" style:font-size-asian="10pt" style:font-weight-asian="normal" style:font-size-complex="10pt" style:font-weight-complex="normal"/>
    </style:style>
    <style:style style:name="T33" style:family="text">
      <style:text-properties style:font-name="Arial1" fo:font-size="10pt" fo:font-weight="bold" officeooo:rsid="00520eca" style:font-size-asian="10pt" style:font-weight-asian="bold" style:font-size-complex="10pt" style:font-weight-complex="bold"/>
    </style:style>
    <style:style style:name="T34" style:family="text">
      <style:text-properties style:font-name="Arial1" officeooo:rsid="006d20ed"/>
    </style:style>
    <style:style style:name="T35" style:family="text">
      <style:text-properties officeooo:rsid="003a4403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77b34" style:font-weight-asian="normal" style:font-weight-complex="normal"/>
    </style:style>
    <style:style style:name="T39" style:family="text">
      <style:text-properties fo:font-weight="normal" officeooo:rsid="003f25b7" style:font-weight-asian="normal" style:font-weight-complex="normal"/>
    </style:style>
    <style:style style:name="T40" style:family="text">
      <style:text-properties fo:font-weight="normal" officeooo:rsid="006f1c6f" style:font-weight-asian="normal" style:font-weight-complex="normal"/>
    </style:style>
    <style:style style:name="T41" style:family="text">
      <style:text-properties officeooo:rsid="00459ea3"/>
    </style:style>
    <style:style style:name="T42" style:family="text">
      <style:text-properties officeooo:rsid="0046eccb"/>
    </style:style>
    <style:style style:name="T43" style:family="text">
      <style:text-properties officeooo:rsid="0049c39e"/>
    </style:style>
    <style:style style:name="T44" style:family="text">
      <style:text-properties officeooo:rsid="004e9563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520eca" style:font-weight-asian="bold" style:font-weight-complex="bold"/>
    </style:style>
    <style:style style:name="T47" style:family="text">
      <style:text-properties fo:font-weight="bold" officeooo:rsid="006f1c6f" style:font-weight-asian="bold" style:font-weight-complex="bold"/>
    </style:style>
    <style:style style:name="T48" style:family="text">
      <style:text-properties officeooo:rsid="00592572"/>
    </style:style>
    <style:style style:name="T49" style:family="text">
      <style:text-properties officeooo:rsid="00633311"/>
    </style:style>
    <style:style style:name="T50" style:family="text">
      <style:text-properties officeooo:rsid="00638005"/>
    </style:style>
    <style:style style:name="T51" style:family="text">
      <style:text-properties officeooo:rsid="00683d7c"/>
    </style:style>
    <style:style style:name="T52" style:family="text">
      <style:text-properties officeooo:rsid="006d20ed"/>
    </style:style>
    <style:style style:name="T53" style:family="text">
      <style:text-properties officeooo:rsid="003269e3"/>
    </style:style>
    <style:style style:name="T54" style:family="text">
      <style:text-properties officeooo:rsid="006f1c6f"/>
    </style:style>
    <style:style style:name="T55" style:family="text">
      <style:text-properties officeooo:rsid="006f7d22"/>
    </style:style>
    <style:style style:name="T56" style:family="text">
      <style:text-properties officeooo:rsid="0071740e"/>
    </style:style>
    <style:style style:name="T57" style:family="text">
      <style:text-properties officeooo:rsid="003fffa5"/>
    </style:style>
    <style:style style:name="T58" style:family="text">
      <style:text-properties officeooo:rsid="007231e4"/>
    </style:style>
    <style:style style:name="T59" style:family="text">
      <style:text-properties officeooo:rsid="0076ebbd"/>
    </style:style>
    <style:style style:name="T60" style:family="text">
      <style:text-properties officeooo:rsid="0070ff52"/>
    </style:style>
    <style:style style:name="T61" style:family="text">
      <style:text-properties officeooo:rsid="00465070"/>
    </style:style>
    <style:style style:name="T62" style:family="text">
      <style:text-properties officeooo:rsid="007b20c3"/>
    </style:style>
    <style:style style:name="T63" style:family="text">
      <style:text-properties officeooo:rsid="007d66fd"/>
    </style:style>
    <style:style style:name="T64" style:family="text">
      <style:text-properties officeooo:rsid="007e6911"/>
    </style:style>
    <style:style style:name="T65" style:family="text">
      <style:text-properties officeooo:rsid="007fc463"/>
    </style:style>
    <style:style style:name="T66" style:family="text">
      <style:text-properties officeooo:rsid="0080e4e8"/>
    </style:style>
    <style:style style:name="T67" style:family="text">
      <style:text-properties officeooo:rsid="008128ba"/>
    </style:style>
    <style:style style:name="T68" style:family="text">
      <style:text-properties officeooo:rsid="00816f4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Préparation <text:span text:style-name="T1">de l</text:span><text:span text:style-name="T2">a</text:span><text:span text:style-name="T1"> fiche </text:span><text:span text:style-name="T2">PT</text:span></text:p>
      <text:p text:style-name="P40"/>
      <text:p text:style-name="P40"/>
      <text:p text:style-name="P40"/>
      <text:p text:style-name="P3">Sommaire</text:p>
      <text:p text:style-name="P60"/>
      <text:list text:style-name="L1">
        <text:list-item>
          <text:p text:style-name="P65">Contour<text:span text:style-name="T3">s et </text:span>objectif<text:span text:style-name="T3">s</text:span> du projet <text:span text:style-name="T3">tutoré</text:span></text:p>
        </text:list-item>
        <text:list-item>
          <text:p text:style-name="P65">Ébauche d’une timeline</text:p>
        </text:list-item>
        <text:list-item>
          <text:p text:style-name="P65">Besoins, attente<text:span text:style-name="T4">s et m</text:span>oyens</text:p>
        </text:list-item>
        <text:list-item>
          <text:p text:style-name="P66">Rédaction de la fiche au propre</text:p>
        </text:list-item>
      </text:list>
      <text:p text:style-name="P8"/>
      <text:p text:style-name="P8"/>
      <text:p text:style-name="P8"/>
      <text:p text:style-name="P1">Contours et objectifs du projet tutoré</text:p>
      <text:p text:style-name="P8"/>
      <text:p text:style-name="P54"><text:tab/>Qui ?</text:p>
      <text:p text:style-name="P15"/>
      <text:p text:style-name="P28">- Membres du projet : Loïs ALLAIRE, Hugo CLAMOND, Axel MOURILLON, Arthur YANG</text:p>
      <text:p text:style-name="P64"><text:span text:style-name="T15">- Clientèle cible : </text:span><text:span text:style-name="T34">(</text:span><text:span text:style-name="T15">amateur</text:span><text:span text:style-name="T16">s </text:span><text:span text:style-name="T34">= </text:span><text:span text:style-name="T16">les gens qui s’y intéressent</text:span><text:span text:style-name="T34">)</text:span></text:p>
      <text:list text:style-name="L2">
        <text:list-item>
          <text:p text:style-name="P110"><text:span text:style-name="T26">A</text:span><text:span text:style-name="T23">mateur</text:span><text:span text:style-name="T24">s </text:span><text:span text:style-name="T23">de jeu de rôle (ma</text:span><text:span text:style-name="T26">î</text:span><text:span text:style-name="T23">tre</text:span><text:span text:style-name="T26">s</text:span><text:span text:style-name="T23"> du jeu / joueur</text:span><text:span text:style-name="T25">s</text:span><text:span text:style-name="T23">)</text:span></text:p>
        </text:list-item>
      </text:list>
      <text:list text:style-name="L3">
        <text:list-item>
          <text:p text:style-name="P113"><text:span text:style-name="T34">A</text:span><text:span text:style-name="T18">mateurs</text:span><text:span text:style-name="T15"> d'univers de fanta</text:span><text:span text:style-name="T17">i</text:span><text:span text:style-name="T15">sie/culture geek</text:span></text:p>
          <text:list>
            <text:list-item>
              <text:p text:style-name="P113"><text:span text:style-name="T15">étendre au jeu-vidéo </text:span><text:span text:style-name="T18">(sans trop se spécialiser ?) </text:span><text:span text:style-name="T15">contenant de la fantaisie</text:span></text:p>
            </text:list-item>
          </text:list>
        </text:list-item>
        <text:list-item>
          <text:p text:style-name="P113"><text:span text:style-name="T34">A</text:span><text:span text:style-name="T15">mateur</text:span><text:span text:style-name="T16">s </text:span><text:span text:style-name="T17">de cosplay</text:span></text:p>
        </text:list-item>
        <text:list-item>
          <text:p text:style-name="P67"><text:span text:style-name="T52">C</text:span>ollectionneurs</text:p>
        </text:list-item>
        <text:list-item>
          <text:p text:style-name="P67"><text:span text:style-name="T52">P</text:span>einture et figurine</text:p>
        </text:list-item>
        <text:list-item>
          <text:p text:style-name="P68"><text:span text:style-name="T35">Â</text:span>ge : à partir de 16 ans environ</text:p>
        </text:list-item>
      </text:list>
      <text:p text:style-name="P16">- <text:span text:style-name="T53">Relationnel avec d’autres entreprises : partenariat, collaboration, achats de service, nom de domaine </text:span><text:span text:style-name="T54">(OVH)</text:span><text:span text:style-name="T53">, etc.</text:span></text:p>
      <text:p text:style-name="P8"/>
      <text:p text:style-name="P8"/>
      <text:p text:style-name="P54"><text:tab/>Quoi ?</text:p>
      <text:p text:style-name="P35"/>
      <text:p text:style-name="P34">- Création et ventes <text:span text:style-name="T56">de produits variés et d’accessoires liés au JDR</text:span></text:p>
      <text:p text:style-name="P36"><text:span text:style-name="T57"><text:tab/></text:span><text:span text:style-name="T56">⇒ </text:span><text:span text:style-name="T57">Création, v</text:span><text:span text:style-name="T41">ente et </text:span>SAV</text:p>
      <text:p text:style-name="P44"><text:span text:style-name="T56">- S</text:span>ite de e-commerce : vente de produits <text:span text:style-name="T45">variés</text:span>, <text:span text:style-name="T54">centrés autour du </text:span><text:span text:style-name="T47">JDR</text:span></text:p>
      <text:list text:style-name="L4">
        <text:list-item>
          <text:p text:style-name="P101"><text:span text:style-name="T54">L</text:span>ivres de règles DnD</text:p>
        </text:list-item>
        <text:list-item>
          <text:p text:style-name="P101"><text:span text:style-name="T54">D</text:span>és</text:p>
        </text:list-item>
        <text:list-item>
          <text:p text:style-name="P101"><text:span text:style-name="T54">T</text:span>shirts avec des imprimés</text:p>
        </text:list-item>
        <text:list-item>
          <text:p text:style-name="P103"><text:span text:style-name="T54">C</text:span>ostumes (cosplay, <text:span text:style-name="T55">perruque,</text:span> etc)</text:p>
        </text:list-item>
        <text:list-item>
          <text:p text:style-name="P101"><text:span text:style-name="T54">A</text:span>rtbooks sur différents univers</text:p>
        </text:list-item>
        <text:list-item>
          <text:p text:style-name="P101"><text:span text:style-name="T54">Kits …</text:span>  :</text:p>
          <text:list>
            <text:list-item>
              <text:p text:style-name="P114"><text:span text:style-name="T21">… </text:span><text:span text:style-name="T19">de cadrages </text:span><text:span text:style-name="T22">(</text:span><text:span text:style-name="T19">pour les « homebrew </text:span><text:span text:style-name="T20">»</text:span><text:span text:style-name="T22">)</text:span></text:p>
            </text:list-item>
            <text:list-item>
              <text:p text:style-name="P102"><text:span text:style-name="T54">… </text:span>des packages de plusieurs produits </text:p>
              <text:list>
                <text:list-header>
                  <text:p text:style-name="P102"><text:span text:style-name="T55">Exemple :</text:span> « kits du MJ » <text:span text:style-name="T55">contenant</text:span> plusieurs livres de règles, un livre de conseil pour MJ, des dés, un tshirt avec un imprimé <text:span text:style-name="T55">funny en lien avec le fait d’être MJ, </text:span><text:span text:style-name="T60">etc.</text:span></text:p>
                </text:list-header>
              </text:list>
            </text:list-item>
            <text:list-item>
              <text:p text:style-name="P69"><text:span text:style-name="T40">… </text:span><text:span text:style-name="T39">d’</text:span><text:span text:style-name="T38">i</text:span><text:span text:style-name="T37">nitiation</text:span></text:p>
            </text:list-item>
          </text:list>
        </text:list-item>
        <text:list-item>
          <text:p text:style-name="P69"><text:span text:style-name="T41">Figurine</text:span><text:span text:style-name="T61">s et peinture</text:span></text:p>
        </text:list-item>
      </text:list>
      <text:p text:style-name="P70">- Idées secondaires : </text:p>
      <text:list text:style-name="L5">
        <text:list-item>
          <text:p text:style-name="P71"><text:span text:style-name="T56">S</text:span><text:span text:style-name="T42">ervice de customisation (ex : impression de tshirt, impression 3D)</text:span></text:p>
        </text:list-item>
        <text:list-item>
          <text:p text:style-name="P71"><text:span text:style-name="T56">V</text:span><text:span text:style-name="T42">ente de place de c</text:span>oncerts</text:p>
        </text:list-item>
        <text:list-item>
          <text:p text:style-name="P72">Forum communautaire</text:p>
        </text:list-item>
      </text:list>
      <text:p text:style-name="P33"/>
      <text:p text:style-name="P99"/>
      <text:p text:style-name="P12"><text:tab/><text:span text:style-name="T36">Comment ? </text:span></text:p>
      <text:p text:style-name="P12"/>
      <text:p text:style-name="P30"><text:span text:style-name="T56">- Site de v</text:span>ente à l’image d’Amazon : avis clients, catégories dans le site, etc.</text:p>
      <text:p text:style-name="P31"><text:span text:style-name="T56">- Faire un p</text:span>oint <text:span text:style-name="T56">d’étape sécurité info/</text:span>cyber : avant le lancement, pentest (blackbox) sur un clone du site par nos camarades pour voir les vulnérabilités <text:span text:style-name="T43">de l’infra</text:span><text:span text:style-name="T56">structure</text:span></text:p>
      <text:p text:style-name="P32"><text:span text:style-name="T58">- T</text:span>ech<text:span text:style-name="T58">nologie envisagée pour le site web</text:span> : Apache</text:p>
      <text:p text:style-name="P32"/>
      <text:p text:style-name="P37"><text:soft-page-break/><text:span text:style-name="T58">- Caractéristiques et aspects importants</text:span> :</text:p>
      <text:list text:style-name="L6">
        <text:list-item>
          <text:p text:style-name="P73">Auto hébegemment d'un site web</text:p>
        </text:list-item>
        <text:list-item>
          <text:p text:style-name="P73"><text:span text:style-name="T58">G</text:span>estion de la sécurité</text:p>
        </text:list-item>
        <text:list-item>
          <text:p text:style-name="P73"><text:span text:style-name="T58">C</text:span>réation/distributions de produits et gestion des stocks</text:p>
        </text:list-item>
        <text:list-item>
          <text:p text:style-name="P73"><text:span text:style-name="T58">S</text:span>écurisation de nos infrastructures (physiques / informatiques)</text:p>
        </text:list-item>
      </text:list>
      <text:p text:style-name="P10"/>
      <text:p text:style-name="P10"/>
      <text:p text:style-name="P55"><text:tab/>Qu<text:span text:style-name="T5">and</text:span> ?</text:p>
      <text:p text:style-name="P11"/>
      <text:p text:style-name="P38">Majorité des points redondants avec la timeline prévu : se reporter à la section <text:span text:style-name="T9">Ébauche d’une timeline et organisation du projet</text:span></text:p>
      <text:p text:style-name="P39">Suggestion :</text:p>
      <text:list text:style-name="L7">
        <text:list-item>
          <text:p text:style-name="P85"><text:span text:style-name="T59">F</text:span><text:span text:style-name="T44">inir les livrables à l’avance : 2 semaines de délai semble être bien</text:span></text:p>
        </text:list-item>
        <text:list-item>
          <text:p text:style-name="P88">Commencer <text:span text:style-name="T59">par les aspects c</text:span>om<text:span text:style-name="T59">munication/cadre du proje</text:span><text:span text:style-name="T62">t</text:span></text:p>
        </text:list-item>
        <text:list-item>
          <text:p text:style-name="P89">Lancer l’entreprise avant la fin de l’année universitaire <text:span text:style-name="T9">(</text:span><text:span text:style-name="T11">à rediscuter</text:span><text:span text:style-name="T9">)</text:span></text:p>
        </text:list-item>
      </text:list>
      <text:p text:style-name="P93"/>
      <text:p text:style-name="P10"/>
      <text:p text:style-name="P55"><text:tab/><text:span text:style-name="T5">Pourq</text:span>u<text:span text:style-name="T5">o</text:span>i ?</text:p>
      <text:p text:style-name="P20"/>
      <text:p text:style-name="P79">Pour nous : </text:p>
      <text:list xml:id="list1353346441" text:style-name="L12">
        <text:list-item>
          <text:p text:style-name="P111"><text:span text:style-name="T30">N</text:span><text:span text:style-name="T27">ous aimons le JDR et différents univers liés à eux donc c'est </text:span><text:span text:style-name="T30">le projet nous plaît</text:span></text:p>
        </text:list-item>
        <text:list-item>
          <text:p text:style-name="P111"><text:span text:style-name="T27">Soutenir la commu</text:span><text:span text:style-name="T28">nauté JDR en proposant des produits et services fiables </text:span><text:span text:style-name="T29">et</text:span><text:span text:style-name="T28"> de qualités </text:span></text:p>
        </text:list-item>
        <text:list-item>
          <text:p text:style-name="P111"><text:span text:style-name="T28">Sortir de l’aspect « c’est juste un projet étudiant »</text:span></text:p>
        </text:list-item>
        <text:list-item>
          <text:p text:style-name="P112"><text:span text:style-name="T28">Sortir de notre zone de confort et monter en compétences sur des aspects variés </text:span><text:span text:style-name="T32">(</text:span><text:span text:style-name="T31">pratiques, techniques, communication, etc)</text:span></text:p>
        </text:list-item>
        <text:list-item>
          <text:p text:style-name="P115"><text:span text:style-name="T27">L’ </text:span><text:span text:style-name="T33">A R G E N T</text:span></text:p>
        </text:list-item>
      </text:list>
      <text:p text:style-name="P78">Pour les clients : </text:p>
      <text:list text:style-name="L13">
        <text:list-item>
          <text:p text:style-name="P104"><text:span text:style-name="T63">Avoir </text:span>un site <text:span text:style-name="T63">ergonomique</text:span> et fiable pour <text:span text:style-name="T63">l’achat de </text:span>divers articles liés <text:span text:style-name="T63">au JDR, à la fantaisie et </text:span>à <text:span text:style-name="T64">d</text:span>e<text:span text:style-name="T63">s </text:span>centre<text:span text:style-name="T63">s</text:span> d'intérêts <text:span text:style-name="T64">proches</text:span></text:p>
        </text:list-item>
      </text:list>
      <text:p text:style-name="P78"/>
      <text:p text:style-name="P21"/>
      <text:p text:style-name="P59"><text:tab/><text:span text:style-name="T14">⇒ OBJECTIF</text:span><text:span text:style-name="T48">S</text:span><text:span text:style-name="T14"> </text:span></text:p>
      <text:p text:style-name="P14"/>
      <text:list xml:id="list536687768" text:style-name="L8">
        <text:list-header>
          <text:p text:style-name="P75">- Faire un site de e-commerce auto-hébergé et sécurisé pour créer et distribuer divers produits tout en gérant les stocks, la logistique et tout autre point pertinent pour l'autonomie de l'entreprise</text:p>
          <text:p text:style-name="P90">- Développer nos compétences </text:p>
          <text:p text:style-name="P91">- Soutenir la communauté <text:span text:style-name="T65">JDR</text:span></text:p>
          <text:p text:style-name="P91">- Et … <text:span text:style-name="T46">A R G E N T</text:span></text:p>
        </text:list-header>
      </text:list>
      <text:p text:style-name="P26"/>
      <text:p text:style-name="P5"/>
      <text:p text:style-name="P5"/>
      <text:p text:style-name="P1">Ébauche d’une timeline <text:span text:style-name="T6">et </text:span><text:span text:style-name="T8">organisation du projet</text:span></text:p>
      <text:p text:style-name="P8"/>
      <text:p text:style-name="P54"><text:tab/>Planning prévisionnel </text:p>
      <text:p text:style-name="P41">Date de première version, etc.</text:p>
      <text:p text:style-name="P42">Rétro planning (partir de la fin pour revenir petit à petit au début)</text:p>
      <text:p text:style-name="P43">Par étapes – <text:span text:style-name="T12">suggestions</text:span> : </text:p>
      <text:list text:style-name="L9">
        <text:list-item>
          <text:p text:style-name="P105">Analyse des besoins (faire une réunion d'équipe, rédiger un document de spécifications)</text:p>
        </text:list-item>
        <text:list-item>
          <text:p text:style-name="P105">Recherche des solutions techniques (choix des technologies, des outils) </text:p>
        </text:list-item>
        <text:list-item>
          <text:p text:style-name="P105">Développement/Implémentation </text:p>
        </text:list-item>
        <text:list-item>
          <text:p text:style-name="P105">Tests et validations</text:p>
        </text:list-item>
        <text:list-item>
          <text:p text:style-name="P105">Documentation finale et présentation </text:p>
        </text:list-item>
        <text:list-item>
          <text:p text:style-name="P105">PoC</text:p>
        </text:list-item>
      </text:list>
      <text:p text:style-name="P11"/>
      <text:list xml:id="list184237905271735" text:continue-list="list536687768" text:style-name="L8">
        <text:list-item>
          <text:p text:style-name="P86">Loïs :</text:p>
        </text:list-item>
      </text:list>
      <text:p text:style-name="P18"/>
      <text:list xml:id="list184238252899035" text:continue-numbering="true" text:style-name="L8">
        <text:list-item>
          <text:p text:style-name="P74">Hugo :</text:p>
        </text:list-item>
      </text:list>
      <text:p text:style-name="P20"/>
      <text:list xml:id="list184238901272699" text:continue-numbering="true" text:style-name="L8">
        <text:list-item>
          <text:p text:style-name="P74">Axel :</text:p>
        </text:list-item>
      </text:list>
      <text:p text:style-name="P20"/>
      <text:list xml:id="list184238724980029" text:continue-numbering="true" text:style-name="L8">
        <text:list-item>
          <text:p text:style-name="P74"><text:soft-page-break/>Arthur :</text:p>
        </text:list-item>
      </text:list>
      <text:p text:style-name="P21"/>
      <text:p text:style-name="P21"/>
      <text:p text:style-name="P8"/>
      <text:p text:style-name="P57"><text:tab/>Répartition des rôles</text:p>
      <text:p text:style-name="P84"/>
      <text:p text:style-name="P98"><text:tab/>Les responsables établissent les choses à faire pour leur « branche », <text:span text:style-name="T66">et poussent l’avancé du projet pour les aspects qui leur sont attribué</text:span>. <text:span text:style-name="T66">Ils ont aussi le dernier mot en cas de conflit sur les sujet relatif à leur rôle. Les décisions se prennent tout de même après débat entre les membres du groupe.</text:span></text:p>
      <text:p text:style-name="P82">- Chef de projet : Axel MOURILLON<text:span text:style-name="T49"> </text:span></text:p>
      <text:p text:style-name="P83">En charge de la planification, de la gestion du temps et du suivi du projet. </text:p>
      <text:p text:style-name="P83"><text:span text:style-name="T66">⇒ </text:span><text:span text:style-name="T49">S</text:span><text:span text:style-name="T51">ous-r</text:span><text:span text:style-name="T49">esp</text:span><text:span text:style-name="T51">onsable</text:span><text:span text:style-name="T49"> – Arthur </text:span>YANG</text:p>
      <text:p text:style-name="P82">- Responsable système : Hugo CLAMOND </text:p>
      <text:p text:style-name="P83">En charge des aspect techniques du projet (développement, mise en place de l'infrastructure, etc.)</text:p>
      <text:p text:style-name="P81"><text:span text:style-name="T66">⇒ </text:span><text:span text:style-name="T49">S</text:span><text:span text:style-name="T51">ous-r</text:span><text:span text:style-name="T49">esp</text:span><text:span text:style-name="T51">onsable</text:span><text:span text:style-name="T49"> – </text:span><text:span text:style-name="T50">Lois </text:span>ALLAIRE</text:p>
      <text:p text:style-name="P82">- Responsable documentation et administratif : Arthur YANG</text:p>
      <text:p text:style-name="P83">En charge de la conformité des livrables, de la documentation du projet et des aspects administratifs (voir juridiques s'il y a besoin). </text:p>
      <text:p text:style-name="P83"><text:span text:style-name="T66">⇒ </text:span><text:span text:style-name="T49">S</text:span><text:span text:style-name="T51">ous-r</text:span><text:span text:style-name="T49">esp</text:span><text:span text:style-name="T51">onsable</text:span><text:span text:style-name="T49"> – Hugo </text:span>CLAMOND</text:p>
      <text:p text:style-name="P82">- Responsable design et marketing : Loïs ALLAIRE </text:p>
      <text:p text:style-name="P83">En charge de la création de nouveaux designs, des produits en vente et de la communication de l'entreprise</text:p>
      <text:p text:style-name="P83"><text:span text:style-name="T66">⇒ </text:span><text:span text:style-name="T49">S</text:span><text:span text:style-name="T51">ous-r</text:span><text:span text:style-name="T49">esp</text:span><text:span text:style-name="T51">onsable</text:span><text:span text:style-name="T49"> – Axel </text:span>MOURILLON</text:p>
      <text:p text:style-name="P97"/>
      <text:p text:style-name="P80"/>
      <text:p text:style-name="P56"><text:tab/><text:span text:style-name="T8">Outils de gestion de projet</text:span></text:p>
      <text:p text:style-name="P23"/>
      <text:p text:style-name="P24"/>
      <text:p text:style-name="P4"/>
      <text:p text:style-name="P4"/>
      <text:p text:style-name="P58"><text:tab/><text:span text:style-name="T13">Point méthode de travail</text:span></text:p>
      <text:p text:style-name="P25"/>
      <text:p text:style-name="P29"><text:tab/><text:span text:style-name="T9">Définition de date/horaire de points d’étapes réguliers </text:span><text:span text:style-name="T10">et autres </text:span></text:p>
      <text:p text:style-name="P29"/>
      <text:p text:style-name="P7"/>
      <text:p text:style-name="P7"/>
      <text:p text:style-name="P54"><text:tab/><text:span text:style-name="T7">Budget</text:span></text:p>
      <text:p text:style-name="P13"/>
      <text:list xml:id="list184239294299564" text:continue-numbering="true" text:style-name="L8">
        <text:list-item>
          <text:p text:style-name="P87">Loïs :</text:p>
        </text:list-item>
      </text:list>
      <text:p text:style-name="P19"/>
      <text:list xml:id="list184237986266059" text:continue-numbering="true" text:style-name="L8">
        <text:list-item>
          <text:p text:style-name="P76">Hugo :</text:p>
        </text:list-item>
      </text:list>
      <text:p text:style-name="P22"/>
      <text:list xml:id="list184237960443639" text:continue-numbering="true" text:style-name="L8">
        <text:list-item>
          <text:p text:style-name="P76">Axel :</text:p>
        </text:list-item>
      </text:list>
      <text:p text:style-name="P22"/>
      <text:list xml:id="list184238650629801" text:continue-numbering="true" text:style-name="L8">
        <text:list-item>
          <text:p text:style-name="P76">Arthur :</text:p>
        </text:list-item>
      </text:list>
      <text:p text:style-name="P95"/>
      <text:p text:style-name="P95"/>
      <text:p text:style-name="P6"/>
      <text:p text:style-name="P6"/>
      <text:p text:style-name="P2">Rédaction de la fiche au propre</text:p>
      <text:p text:style-name="P9"/>
      <text:p text:style-name="P17">Rédaction et mise au propre de la fiche projet tutoré :</text:p>
      <text:list text:style-name="L10">
        <text:list-item>
          <text:p text:style-name="P92">Rendu : <text:span text:style-name="T68">le 0</text:span>5/11/<text:span text:style-name="T67">2024</text:span></text:p>
        </text:list-item>
      </text:list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fr" fo:country="FR" style:font-name-asian="Aptos" style:font-family-asian="Aptos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0-19T18:42:37.185000000</dc:date>
    <meta:editing-duration>PT4H23M38S</meta:editing-duration>
    <meta:editing-cycles>123</meta:editing-cycles>
    <meta:generator>LibreOffice/7.5.2.2$Windows_X86_64 LibreOffice_project/53bb9681a964705cf672590721dbc85eb4d0c3a2</meta:generator>
    <meta:document-statistic meta:table-count="0" meta:image-count="0" meta:object-count="0" meta:page-count="3" meta:paragraph-count="106" meta:word-count="872" meta:character-count="4943" meta:non-whitespace-character-count="4195"/>
  </office:meta>
</office:document-meta>
</file>